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6c31ca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Footnote">
      <style:text-properties officeooo:rsid="1169e635" officeooo:paragraph-rsid="1169e635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dbec325"/>
    </style:style>
    <style:style style:name="P30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1" style:family="paragraph" style:parent-style-name="Standard">
      <style:text-properties officeooo:rsid="0e8aa5aa" officeooo:paragraph-rsid="0e8aa5aa"/>
    </style:style>
    <style:style style:name="P32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3" style:family="paragraph" style:parent-style-name="Standard">
      <style:text-properties officeooo:paragraph-rsid="1150e784"/>
    </style:style>
    <style:style style:name="P34" style:family="paragraph" style:parent-style-name="Footnote">
      <style:text-properties officeooo:rsid="1169e635" officeooo:paragraph-rsid="116ce551"/>
    </style:style>
    <style:style style:name="P35" style:family="paragraph" style:parent-style-name="Standard">
      <style:paragraph-properties fo:text-align="center" style:justify-single-word="false"/>
      <style:text-properties officeooo:paragraph-rsid="0fb98046"/>
    </style:style>
    <style:style style:name="P36" style:family="paragraph" style:parent-style-name="Standard">
      <style:text-properties officeooo:paragraph-rsid="0fb98046"/>
    </style:style>
    <style:style style:name="P3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8" style:family="paragraph" style:parent-style-name="Standard">
      <style:text-properties officeooo:rsid="0e8aa5aa" officeooo:paragraph-rsid="0fb98046"/>
    </style:style>
    <style:style style:name="P39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officeooo:paragraph-rsid="100a8329"/>
    </style:style>
    <style:style style:name="P43" style:family="paragraph" style:parent-style-name="Footnote">
      <style:text-properties officeooo:paragraph-rsid="105c5e96"/>
    </style:style>
    <style:style style:name="P44" style:family="paragraph" style:parent-style-name="Footnote">
      <style:text-properties style:font-name="Liberation Sans1" officeooo:paragraph-rsid="1015e93a"/>
    </style:style>
    <style:style style:name="P45" style:family="paragraph" style:parent-style-name="Footnote">
      <style:paragraph-properties style:writing-mode="lr-tb"/>
      <style:text-properties officeooo:paragraph-rsid="117ed22e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7" style:family="paragraph" style:parent-style-name="Standard">
      <style:paragraph-properties fo:text-align="center" style:justify-single-word="false"/>
      <style:text-properties officeooo:paragraph-rsid="0e03342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Standard">
      <style:text-properties officeooo:rsid="0fde3dbd" officeooo:paragraph-rsid="102ebb87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0e0bda5c"/>
    </style:style>
    <style:style style:name="P6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officeooo:paragraph-rsid="10178c94"/>
    </style:style>
    <style:style style:name="P64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5" style:family="paragraph" style:parent-style-name="Standard">
      <style:text-properties officeooo:paragraph-rsid="0fad1a3f"/>
    </style:style>
    <style:style style:name="P66" style:family="paragraph" style:parent-style-name="Standard">
      <style:text-properties officeooo:paragraph-rsid="0fcd2b2a"/>
    </style:style>
    <style:style style:name="P67" style:family="paragraph" style:parent-style-name="Standard">
      <style:text-properties officeooo:paragraph-rsid="10bb6617"/>
    </style:style>
    <style:style style:name="P68" style:family="paragraph" style:parent-style-name="Standard">
      <style:text-properties officeooo:paragraph-rsid="0b0ddd8e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0" style:family="paragraph" style:parent-style-name="Standard">
      <style:text-properties officeooo:paragraph-rsid="04f68805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c51381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8" style:family="paragraph" style:parent-style-name="Standard">
      <style:paragraph-properties style:writing-mode="lr-tb"/>
      <style:text-properties officeooo:paragraph-rsid="116d2c0d"/>
    </style:style>
    <style:style style:name="P79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80" style:family="paragraph" style:parent-style-name="Standard">
      <style:text-properties officeooo:paragraph-rsid="10e03ba9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82" style:family="paragraph" style:parent-style-name="Standard">
      <style:text-properties officeooo:paragraph-rsid="0fc931f5"/>
    </style:style>
    <style:style style:name="P83" style:family="paragraph" style:parent-style-name="Standard">
      <style:text-properties officeooo:paragraph-rsid="10ab1f0a"/>
    </style:style>
    <style:style style:name="P84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5" style:family="paragraph" style:parent-style-name="Standard">
      <style:text-properties officeooo:paragraph-rsid="0e8aa5aa"/>
    </style:style>
    <style:style style:name="P86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7" style:family="paragraph" style:parent-style-name="Standard">
      <style:text-properties officeooo:paragraph-rsid="116d2c0d"/>
    </style:style>
    <style:style style:name="P88" style:family="paragraph" style:parent-style-name="Standard">
      <style:text-properties officeooo:paragraph-rsid="1020f7f1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officeooo:paragraph-rsid="0e38fc62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3" style:family="paragraph" style:parent-style-name="Footnote">
      <style:text-properties officeooo:rsid="043ccc66" officeooo:paragraph-rsid="0e849f1d"/>
    </style:style>
    <style:style style:name="P94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7" style:family="paragraph" style:parent-style-name="Standard">
      <style:paragraph-properties fo:text-align="center" style:justify-single-word="false"/>
      <style:text-properties officeooo:paragraph-rsid="0e82f1b0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2c0d"/>
    </style:style>
    <style:style style:name="P99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103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4" style:family="paragraph" style:parent-style-name="Standard">
      <style:text-properties officeooo:paragraph-rsid="0f99f892"/>
    </style:style>
    <style:style style:name="P10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officeooo:rsid="116ce551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1" fo:font-size="12pt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16c31c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116a84b4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font-name="Liberation Sans1" fo:font-size="12pt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7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8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4" style:family="text">
      <style:text-properties officeooo:rsid="04473353"/>
    </style:style>
    <style:style style:name="T125" style:family="text">
      <style:text-properties officeooo:rsid="0f95a7a0"/>
    </style:style>
    <style:style style:name="T126" style:family="text">
      <style:text-properties officeooo:rsid="0f8f58bd"/>
    </style:style>
    <style:style style:name="T127" style:family="text">
      <style:text-properties officeooo:rsid="0aace3cd"/>
    </style:style>
    <style:style style:name="T128" style:family="text">
      <style:text-properties style:font-name="Ubuntu" fo:font-size="10pt" officeooo:rsid="04473353" style:font-size-asian="10pt" style:font-size-complex="10pt"/>
    </style:style>
    <style:style style:name="T129" style:family="text">
      <style:text-properties fo:font-size="10pt" officeooo:rsid="04473353" style:font-size-asian="10pt" style:font-size-complex="10pt"/>
    </style:style>
    <style:style style:name="T13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f1f8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1d1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6ed39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72f3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6e531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dfa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ba2b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8b8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7ac68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ac68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7ed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officeooo:rsid="10048e31"/>
    </style:style>
    <style:style style:name="T182" style:family="text">
      <style:text-properties style:font-name="Liberation Sans1" officeooo:rsid="10048e31"/>
    </style:style>
    <style:style style:name="T183" style:family="text">
      <style:text-properties officeooo:rsid="10048e31" style:font-size-asian="11pt" style:font-size-complex="11pt"/>
    </style:style>
    <style:style style:name="T184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6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87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officeooo:rsid="101b90cf"/>
    </style:style>
    <style:style style:name="T194" style:family="text">
      <style:text-properties officeooo:rsid="10b5b188"/>
    </style:style>
    <style:style style:name="T19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officeooo:rsid="101e15d6"/>
    </style:style>
    <style:style style:name="T198" style:family="text">
      <style:text-properties officeooo:rsid="10a19599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style:font-name="Liberation Sans1" fo:font-size="12pt"/>
    </style:style>
    <style:style style:name="T2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3" text:note-class="footnote"><text:note-citation>3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86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Standard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Standard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Standard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1"><text:span text:style-name="T91">V</text:span><text:span text:style-name="T92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33"><text:span text:style-name="T75">Druk op de Super-toets</text:span><text:span text:style-name="T93">2</text:span><text:span text:style-name="T75">, ty</text:span><text:span text:style-name="T94">p </text:span><text:span text:style-name="User_20_Entry"><text:span text:style-name="T95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4" text:note-class="footnote"><text:note-citation>4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102">Selecteer</text:span><text:span text:style-name="T58"> </text:span><text:span text:style-name="Strong_20_Emphasis"><text:span text:style-name="T103">1</text:span></text:span><text:span text:style-name="T104"> </text:span><text:span text:style-name="T105">Installatie voorbereiden</text:span><text:span text:style-name="T106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2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39"/>
      <text:list text:continue-numbering="true" text:style-name="L1">
        <text:list-item>
          <text:p text:style-name="P40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42"><text:span text:style-name="T107">Start de computer op vanaf</text:span><text:span text:style-name="T107"><text:note text:id="ftn5" text:note-class="footnote"><text:note-citation>1</text:note-citation><text:note-body><text:p text:style-name="P43"><text:span text:style-name="T108">B</text:span><text:span text:style-name="T109">ootmenu/</text:span><text:span text:style-name="T108">S</text:span><text:span text:style-name="T109">etup</text:span><text:span text:style-name="T110"> via </text:span><text:span text:style-name="T111">é</text:span><text:span text:style-name="T112">é</text:span><text:span text:style-name="T108">n van de </text:span><text:span text:style-name="T113">v</text:span><text:span text:style-name="T114">eelgebruikte toetsen:</text:span><text:span text:style-name="T115"> </text:span><text:span text:style-name="T116">Esc</text:span><text:span text:style-name="T115">, </text:span><text:span text:style-name="T116">Delete</text:span><text:span text:style-name="T115">, </text:span><text:span text:style-name="T116">F1</text:span><text:span text:style-name="T115">, </text:span><text:span text:style-name="T116">F2</text:span><text:span text:style-name="T115">, </text:span><text:span text:style-name="T116">F9</text:span><text:span text:style-name="T115">, </text:span><text:span text:style-name="T116">F10</text:span><text:span text:style-name="T115">, </text:span><text:span text:style-name="T116">F11</text:span><text:span text:style-name="T115">, of </text:span><text:span text:style-name="T116">F12</text:span></text:p></text:note-body></text:note></text:span><text:span text:style-name="T107"> </text:span><text:span text:style-name="T117">een </text:span><text:span text:style-name="T118"><text:user-field-get text:name="Distro">Debian</text:user-field-get></text:span><text:span text:style-name="T119"><text:s/></text:span><text:span text:style-name="T120">Desktop</text:span><text:span text:style-name="T121"> </text:span><text:span text:style-name="T122">Live</text:span><text:span text:style-name="T123"><text:note text:id="ftn6" text:note-class="footnote"><text:note-citation>2</text:note-citation><text:note-body><text:p text:style-name="P44"><text:span text:style-name="T124">Vanaf een </text:span><text:span text:style-name="T125">L</text:span><text:span text:style-name="T124">ive </text:span><text:span text:style-name="T126">USB</text:span><text:span text:style-name="T127">-stick</text:span><text:span text:style-name="T128"> </text:span><text:span text:style-name="T124">kunt u opstarten en </text:span><text:span text:style-name="T129">met </text:span><text:span text:style-name="T130"><text:user-field-get text:name="Distro">Debian</text:user-field-get></text:span><text:span text:style-name="T130"><text:s/></text:span><text:span text:style-name="T124">werken zonder enige bestanden op de harde schijf te wijzigen en maakt ook installatie van </text:span><text:span text:style-name="T130"><text:user-field-get text:name="Distro">Debian</text:user-field-get></text:span><text:span text:style-name="T130"><text:s/></text:span><text:span text:style-name="T124">mogelijk.</text:span></text:p></text:note-body></text:note></text:span><text:span text:style-name="T131"> </text:span><text:span text:style-name="T132">USB</text:span><text:span text:style-name="T133">-stick</text:span><text:span text:style-name="T133"><text:note text:id="ftn7" text:note-class="footnote"><text:note-citation>3</text:note-citation><text:note-body><text:p text:style-name="P45"><text:span text:style-name="T134">Ga naar</text:span><text:span text:style-name="T135"> </text:span><text:a xlink:type="simple" xlink:href="https://www.debian.org/" text:style-name="Internet_20_link" text:visited-style-name="Visited_20_Internet_20_Link"><text:span text:style-name="T136">debian.org</text:span></text:a><text:span text:style-name="T135">, </text:span><text:span text:style-name="T137">en </text:span><text:span text:style-name="T138">klik op</text:span><text:span text:style-name="T137"> </text:span><text:span text:style-name="Strong_20_Emphasis"><text:span text:style-name="T139">Andere</text:span></text:span><text:span text:style-name="Strong_20_Emphasis"><text:span text:style-name="T140"> downloads</text:span></text:span><text:span text:style-name="T141"> (onder “Download</text:span><text:span text:style-name="T142">en”</text:span><text:span text:style-name="T141">) </text:span><text:span text:style-name="T137">en </text:span><text:span text:style-name="T138">vervolgens op</text:span><text:span text:style-name="T141"> </text:span><text:span text:style-name="Strong_20_Emphasis"><text:span text:style-name="T139">Ander</text:span></text:span><text:span text:style-name="Strong_20_Emphasis"><text:span text:style-name="T140"> live-ISO</text:span></text:span><text:span text:style-name="T141"> (onder “Debian live uitproberen voordat u installeert”</text:span><text:span text:style-name="T143">).<text:line-break/></text:span><text:span text:style-name="T142">Klik op éé</text:span><text:span text:style-name="T134">n</text:span><text:span text:style-name="T144"> van de volgende drie </text:span><text:span text:style-name="T145">b</text:span><text:span text:style-name="T145">u</text:span><text:span text:style-name="T145">r</text:span><text:span text:style-name="T145">e</text:span><text:span text:style-name="T145">a</text:span><text:span text:style-name="T145">b</text:span><text:span text:style-name="T145">l</text:span><text:span text:style-name="T145">a</text:span><text:span text:style-name="T145">d </text:span><text:span text:style-name="T145">o</text:span><text:span text:style-name="T145">m</text:span><text:span text:style-name="T145">g</text:span><text:span text:style-name="T145">e</text:span><text:span text:style-name="T145">v</text:span><text:span text:style-name="T145">i</text:span><text:span text:style-name="T145">n</text:span><text:span text:style-name="T145">g</text:span><text:span text:style-name="T145">e</text:span><text:span text:style-name="T145">n</text:span><text:span text:style-name="T146">:</text:span><text:span text:style-name="T142"><text:line-break/></text:span><text:span text:style-name="Strong_20_Emphasis"><text:span text:style-name="T143">debian-live-...-amd64-</text:span></text:span><text:span text:style-name="Strong_20_Emphasis"><text:span text:style-name="T147">gnome</text:span></text:span><text:span text:style-name="Strong_20_Emphasis"><text:span text:style-name="T148">.iso</text:span></text:span><text:span text:style-name="Strong_20_Emphasis"><text:span text:style-name="T149"><text:tab/><text:tab/></text:span></text:span><text:span text:style-name="Strong_20_Emphasis"><text:span text:style-name="T150">G</text:span></text:span><text:span text:style-name="Strong_20_Emphasis"><text:span text:style-name="T150">N</text:span></text:span><text:span text:style-name="Strong_20_Emphasis"><text:span text:style-name="T150">O</text:span></text:span><text:span text:style-name="Strong_20_Emphasis"><text:span text:style-name="T150">M</text:span></text:span><text:span text:style-name="Strong_20_Emphasis"><text:span text:style-name="T150">E</text:span></text:span><text:span text:style-name="Strong_20_Emphasis"><text:span text:style-name="T145"> </text:span></text:span><text:span text:style-name="Strong_20_Emphasis"><text:span text:style-name="T150">i</text:span></text:span><text:span text:style-name="Strong_20_Emphasis"><text:span text:style-name="T150">s </text:span></text:span><text:span text:style-name="Strong_20_Emphasis"><text:span text:style-name="T150">h</text:span></text:span><text:span text:style-name="Strong_20_Emphasis"><text:span text:style-name="T150">e</text:span></text:span><text:span text:style-name="Strong_20_Emphasis"><text:span text:style-name="T150">t </text:span></text:span><text:span text:style-name="Strong_20_Emphasis"><text:span text:style-name="T149">meest gebruikt </text:span></text:span><text:span text:style-name="Strong_20_Emphasis"><text:span text:style-name="T151">e</text:span></text:span><text:span text:style-name="Strong_20_Emphasis"><text:span text:style-name="T151">n</text:span></text:span><text:span text:style-name="Strong_20_Emphasis"><text:span text:style-name="T149"> vergelijkbaar met Ubuntu</text:span>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7">cinnamon</text:span></text:span><text:span text:style-name="Strong_20_Emphasis"><text:span text:style-name="T148">.iso</text:span></text:span><text:span text:style-name="T149"> <text:tab/></text:span><text:span text:style-name="T150">C</text:span><text:span text:style-name="T150">i</text:span><text:span text:style-name="T150">n</text:span><text:span text:style-name="T150">n</text:span><text:span text:style-name="T150">a</text:span><text:span text:style-name="T150">m</text:span><text:span text:style-name="T150">o</text:span><text:span text:style-name="T150">n</text:span><text:span text:style-name="T145"> </text:span><text:span text:style-name="T150">i</text:span><text:span text:style-name="T150">s </text:span><text:span text:style-name="T149">vergelijkbaar met Windows en Linux Mint</text:span><text:span text:style-name="T143"><text:line-break/></text:span><text:span text:style-name="Strong_20_Emphasis"><text:span text:style-name="T143">debian-live-...-amd64-</text:span></text:span><text:span text:style-name="Strong_20_Emphasis"><text:span text:style-name="T147">lx</text:span></text:span><text:span text:style-name="Strong_20_Emphasis"><text:span text:style-name="T152">d</text:span></text:span><text:span text:style-name="Strong_20_Emphasis"><text:span text:style-name="T152">e</text:span></text:span><text:span text:style-name="Strong_20_Emphasis"><text:span text:style-name="T148">.iso</text:span></text:span><text:span text:style-name="T149"> <text:tab/><text:tab/><text:tab/>LXDE is vergelijkbaar met Windows </text:span><text:span text:style-name="T153">e</text:span><text:span text:style-name="T153">n </text:span><text:span text:style-name="T149">voor </text:span><text:span text:style-name="T154">z</text:span><text:span text:style-name="T154">e</text:span><text:span text:style-name="T154">e</text:span><text:span text:style-name="T154">r </text:span><text:span text:style-name="T149">oud</text:span><text:span text:style-name="T155">e</text:span><text:span text:style-name="T149"> computers</text:span><text:span text:style-name="T156"><text:line-break/></text:span><text:span text:style-name="Strong_20_Emphasis"><text:span text:style-name="T157">O</text:span></text:span><text:span text:style-name="Strong_20_Emphasis"><text:span text:style-name="T158">p </text:span></text:span><text:a xlink:type="simple" xlink:href="https://karelzimmer.nl/" text:style-name="Internet_20_link" text:visited-style-name="Visited_20_Internet_20_Link"><text:span text:style-name="Strong_20_Emphasis"><text:span text:style-name="T159">karelzimmer.nl</text:span></text:span></text:a><text:span text:style-name="Strong_20_Emphasis"><text:span text:style-name="T158">, </text:span></text:span><text:span text:style-name="Strong_20_Emphasis"><text:span text:style-name="T157">onder </text:span></text:span><text:span text:style-name="Strong_20_Emphasis"><text:span text:style-name="T160">Linux </text:span></text:span><text:span text:style-name="Strong_20_Emphasis"><text:span text:style-name="T161">i</text:span></text:span><text:span text:style-name="Strong_20_Emphasis"><text:span text:style-name="T161">n</text:span></text:span><text:span text:style-name="Strong_20_Emphasis"><text:span text:style-name="T161">s</text:span></text:span><text:span text:style-name="Strong_20_Emphasis"><text:span text:style-name="T161">t</text:span></text:span><text:span text:style-name="Strong_20_Emphasis"><text:span text:style-name="T161">a</text:span></text:span><text:span text:style-name="Strong_20_Emphasis"><text:span text:style-name="T161">l</text:span></text:span><text:span text:style-name="Strong_20_Emphasis"><text:span text:style-name="T161">l</text:span></text:span><text:span text:style-name="Strong_20_Emphasis"><text:span text:style-name="T161">e</text:span></text:span><text:span text:style-name="Strong_20_Emphasis"><text:span text:style-name="T161">r</text:span></text:span><text:span text:style-name="Strong_20_Emphasis"><text:span text:style-name="T161">e</text:span></text:span><text:span text:style-name="Strong_20_Emphasis"><text:span text:style-name="T161">n</text:span></text:span><text:span text:style-name="Strong_20_Emphasis"><text:span text:style-name="T157">, </text:span></text:span><text:span text:style-name="Strong_20_Emphasis"><text:span text:style-name="T162">in </text:span></text:span><text:span text:style-name="Strong_20_Emphasis"><text:span text:style-name="T160">Linux info</text:span></text:span><text:span text:style-name="Strong_20_Emphasis"><text:span text:style-name="T157">, </text:span></text:span><text:span text:style-name="Strong_20_Emphasis"><text:span text:style-name="T163">v</text:span></text:span><text:span text:style-name="Strong_20_Emphasis"><text:span text:style-name="T163">i</text:span></text:span><text:span text:style-name="Strong_20_Emphasis"><text:span text:style-name="T163">n</text:span></text:span><text:span text:style-name="Strong_20_Emphasis"><text:span text:style-name="T163">d</text:span></text:span><text:span text:style-name="Strong_20_Emphasis"><text:span text:style-name="T163">t </text:span></text:span><text:span text:style-name="Strong_20_Emphasis"><text:span text:style-name="T163">u</text:span></text:span><text:span text:style-name="Strong_20_Emphasis"><text:span text:style-name="T163"> </text:span></text:span><text:span text:style-name="Strong_20_Emphasis"><text:span text:style-name="T157">instructies voor het maken van een opstartbare USB-stick.</text:span></text:span></text:p></text:note-body></text:note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6"><text:span text:style-name="T102">Selecteer</text:span><text:span text:style-name="T165"> </text:span><text:span text:style-name="Strong_20_Emphasis"><text:span text:style-name="T166">Live </text:span></text:span><text:span text:style-name="Strong_20_Emphasis"><text:span text:style-name="T167">system (amd64)</text:span></text:span><text:span text:style-name="T168"> </text:span><text:span text:style-name="T169">en druk op de </text:span><text:span text:style-name="T170">Enter</text:span><text:span text:style-name="T171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52"><text:span text:style-name="T172">Start de installatie</text:span><text:span text:style-name="T173"> </text:span><text:span text:style-name="T76">via </text:span><text:span text:style-name="T174">een </text:span><text:span text:style-name="T175">klik op </text:span><text:span text:style-name="Strong_20_Emphasis"><text:span text:style-name="T176">Activities</text:span></text:span><text:span text:style-name="T175"> en </text:span><text:span text:style-name="T177">een </text:span><text:span text:style-name="T175">klik op</text:span><text:span text:style-name="T178"> </text:span><text:span text:style-name="Strong_20_Emphasis"><text:span text:style-name="T179">Install Debian</text:span>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3"><text:span text:style-name="T181">Typ</text:span><text:span text:style-name="T182"> </text:span><text:span text:style-name="User_20_Entry"><text:span text:style-name="T183">live</text:span></text:span><text:span text:style-name="T182"> als</text:span><text:span text:style-name="T181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5"><text:span text:style-name="Emphasis"><text:span text:style-name="T184">Volg de installatieschermen en vul deze in.</text:span></text:span><text:span text:style-name="T185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86">Maak verbinding met het </text:span><text:span text:style-name="T187">netwerk</text:span><text:span text:style-name="T186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7"><text:span text:style-name="T172">Bij </text:span><text:span text:style-name="Strong_20_Emphasis"><text:span text:style-name="T188">Welcome</text:span></text:span><text:span text:style-name="T172">: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8"><text:span text:style-name="T189">K</text:span><text:span text:style-name="T172">ies </text:span><text:span text:style-name="Strong_20_Emphasis"><text:span text:style-name="T188">Nederlands</text:span></text:span><text:span text:style-name="T172"> </text:span><text:span text:style-name="T190">en klik op </text:span><text:span text:style-name="Strong_20_Emphasis"><text:span text:style-name="T191">Volgende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3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60">Bij <text:span text:style-name="T192">Locatie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1"><text:span text:style-name="T193">B</text:span>ij <text:span text:style-name="T192">Regio</text:span> <text:span text:style-name="T193">kies</text:span> <text:span text:style-name="T192">Europa</text:span> 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60">Bij <text:span text:style-name="T192">Toetsenbord</text:span>: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9" office:value-type="string">
            <text:p text:style-name="P61"><text:span text:style-name="T197">K</text:span>ies <text:span text:style-name="T192">English (US)</text:span> <text:span text:style-name="T198">en </text:span><text:span text:style-name="Strong_20_Emphasis"><text:span text:style-name="T198">English (US, intl., with dead keys)</text:span></text:span><text:span text:style-name="T198">, </text:span><text:span text:style-name="T194">en </text:span><text:span text:style-name="T195">klik op </text:span><text:span text:style-name="Strong_20_Emphasis"><text:span text:style-name="T196">Volgende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51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5"><text:span text:style-name="T199">Bij </text:span><text:span text:style-name="Strong_20_Emphasis"><text:span text:style-name="T200">Gebruikers</text:span></text:span><text:span text:style-name="T19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6"><text:span text:style-name="T201">V</text:span><text:span text:style-name="T199">ul in </text:span><text:span text:style-name="Strong_20_Emphasis"><text:span text:style-name="T202">Wat is je naam?</text:span></text:span><text:span text:style-name="T203"> &lt;</text:span><text:span text:style-name="T204">gebruiker&gt;</text:span><text:span text:style-name="T205">,</text:span><text:span text:style-name="Strong_20_Emphasis"><text:span text:style-name="T206"><text:line-break/></text:span></text:span><text:span text:style-name="Strong_20_Emphasis"><text:span text:style-name="T202">Welke naam wil je gebruiken om in te loggen?</text:span></text:span><text:span text:style-name="T207"> &lt;</text:span><text:span text:style-name="T208">gebruikers</text:span><text:span text:style-name="T204">naam&gt;</text:span><text:span text:style-name="T172">,</text:span><text:span text:style-name="Strong_20_Emphasis"><text:span text:style-name="T209"><text:line-break/></text:span></text:span><text:span text:style-name="Strong_20_Emphasis"><text:span text:style-name="T210">Wat is de </text:span></text:span><text:span text:style-name="Strong_20_Emphasis"><text:span text:style-name="T202">naam van deze </text:span></text:span><text:span text:style-name="Strong_20_Emphasis"><text:span text:style-name="T210">computer</text:span></text:span><text:span text:style-name="Strong_20_Emphasis"><text:span text:style-name="T211"> </text:span></text:span><text:span text:style-name="T212">&lt;</text:span><text:span text:style-name="T204">computernaam&gt;</text:span><text:span text:style-name="T203">,</text:span></text:p>
            <text:p text:style-name="P67"><text:span text:style-name="T207">v</text:span><text:span text:style-name="T203">ul </text:span><text:span text:style-name="T213">tweemaal het </text:span><text:span text:style-name="Strong_20_Emphasis"><text:span text:style-name="T214">wachtwoord</text:span></text:span><text:span text:style-name="T213"> </text:span><text:span text:style-name="T203">in</text:span><text:span text:style-name="T215"> </text:span><text:span text:style-name="T190">en klik op </text:span><text:span text:style-name="Strong_20_Emphasis"><text:span text:style-name="T216">Volgende</text:span></text:span><text:span text:style-name="T190">.</text:span></text:p>
          </table:table-cell>
        </table:table-row>
      </table:table>
      <text:p text:style-name="P68"><text:span text:style-name="Strong_20_Emphasis"/></text:p>
      <text:list text:continue-numbering="true" text:style-name="L1">
        <text:list-item>
          <text:p text:style-name="P69"><text:span text:style-name="Strong_20_Emphasis"><text:span text:style-name="T217">Installatie </text:span></text:span><text:span text:style-name="Strong_20_Emphasis"><text:span text:style-name="T218">afronden</text:span></text:span></text:p>
        </text:list-item>
      </text:list>
      <text:p text:style-name="P70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51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72"><text:span text:style-name="T219">Aanmelden als </text:span><text:span text:style-name="T60">&lt;</text:span><text:span text:style-name="T62">gebruike</text:span><text:span text:style-name="T63">r&gt;</text:span><text:span text:style-name="T174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220">☐</text:span></text:span></text:p>
          </table:table-cell>
          <table:table-cell table:style-name="_33_._5f_Installatie_5f_afronden.C3" office:value-type="string">
            <text:p text:style-name="P77"><text:span text:style-name="T221">Volg de welkomstschermen.</text:span><text:span text:style-name="T222"/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3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8"><text:span text:style-name="T75">Druk op de Super-toets</text:span><text:span text:style-name="T75"><text:note text:id="ftn8" text:note-class="footnote"><text:note-citation>1</text:note-citation><text:note-body><text:p text:style-name="P79">Windows-, command- of vergrootglastoets.</text:p></text:note-body></text:note></text:span><text:span text:style-name="T75">, ty</text:span><text:span text:style-name="T94">p </text:span><text:span text:style-name="User_20_Entry"><text:span text:style-name="T223">term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76"><text:note text:id="ftn9" text:note-class="footnote"><text:note-citation>2</text:note-citation><text:note-body><text:p text:style-name="P27">Op LXDE volg Menu &gt; <text:span text:style-name="T80">Systeem</text:span> &gt; <text:span text:style-name="T80">LXTerminal</text:span>.</text:p></text:note-body></text:note>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80"><text:span text:style-name="T82">Typ</text:span><text:span text:style-name="T83"> de </text:span><text:span text:style-name="T84">volgende </text:span><text:span text:style-name="T85">drie </text:span><text:span text:style-name="T83">opdrachten, ieder gevolgd door de </text:span><text:span text:style-name="T224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7" office:value-type="string">
            <text:p text:style-name="P8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83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83"><text:span text:style-name="User_20_Entry"><text:span text:style-name="T88">bash </text:span></text:span><text:span text:style-name="User_20_Entry"><text:span text:style-name="T90">g</text:span></text:span><text:span text:style-name="User_20_Entry"><text:span text:style-name="T225">etkz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0" office:value-type="string">
            <text:p text:style-name="P85"><text:span text:style-name="Strong_20_Emphasis"><text:span text:style-name="T85">V</text:span></text:span><text:span text:style-name="Strong_20_Emphasis"><text:span text:style-name="T92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1" office:value-type="string">
            <text:p text:style-name="P86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87"><text:span text:style-name="T75">Druk op de Super-toets</text:span><text:span text:style-name="T93">1</text:span><text:span text:style-name="T75">, t</text:span><text:span text:style-name="T94">yp </text:span><text:span text:style-name="User_20_Entry"><text:span text:style-name="T226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98">KZ </text:span></text:span><text:span text:style-name="Strong_20_Emphasis"><text:span text:style-name="T99">Installatiemenu</text:span></text:span><text:span text:style-name="Strong_20_Emphasis"><text:span text:style-name="T78">-</text:span></text:span><text:span text:style-name="Strong_20_Emphasis"><text:span text:style-name="T76">pictogram</text:span></text:span><text:span text:style-name="Strong_20_Emphasis"><text:span text:style-name="T100"><text:note text:id="ftn10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8"><text:span text:style-name="T102">Selecteer</text:span><text:span text:style-name="T227"> </text:span><text:span text:style-name="Strong_20_Emphasis"><text:span text:style-name="T228">3</text:span></text:span><text:span text:style-name="T229"> </text:span><text:span text:style-name="T230">Installatie</text:span><text:span text:style-name="T231"> </text:span><text:span text:style-name="T232">afronden</text:span><text:span text:style-name="T106">.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38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70"><text:span text:style-name="Strong_20_Emphasis"><text:span text:style-name="T58"><text:tab/></text:span></text:span></text:p>
      <text:list text:continue-numbering="true" text:style-name="L1">
        <text:list-item>
          <text:p text:style-name="P89"><text:span text:style-name="Strong_20_Emphasis"><text:span text:style-name="T233">Gebruiker inrichten</text:span></text:span></text:p>
        </text:list-item>
      </text:list>
      <text:p text:style-name="P9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92"><text:span text:style-name="T219">Aanmelden als </text:span><text:span text:style-name="T60">&lt;</text:span><text:span text:style-name="T62">gebruike</text:span><text:span text:style-name="T63">r&gt;</text:span><text:span text:style-name="T64"><text:note text:id="ftn11" text:note-class="footnote"><text:note-citation>1</text:note-citation><text:note-body><text:p text:style-name="P93"><text:span text:style-name="T234">E</text:span><text:span text:style-name="T235">v</text:span><text:span text:style-name="T236">en</text:span><text:span text:style-name="T237">t</text:span><text:span text:style-name="T238">uele </text:span><text:span text:style-name="T239">extra </text:span><text:span text:style-name="T71">gebruiker</text:span><text:span text:style-name="T239">s aanmelden </text:span><text:span text:style-name="T240">en dezelfde stappen uitvoeren</text:span><text:span text:style-name="T241">.</text:span></text:p></text:note-body></text:note></text:span><text:span text:style-name="T219">.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 table:style-name="Tabel2.3"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1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6"><text:span text:style-name="T242">Volg de welkomstschermen.</text:span><text:span text:style-name="T243"/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2" office:value-type="string">
            <text:p text:style-name="P95"/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8"><text:span text:style-name="T76">Druk op de Super-toets</text:span><text:span text:style-name="T76"><text:note text:id="ftn12" text:note-class="footnote"><text:note-citation>2</text:note-citation><text:note-body><text:p text:style-name="P79">Windows-, command- of vergrootglastoets.</text:p></text:note-body></text:note></text:span><text:span text:style-name="T76">, t</text:span><text:span text:style-name="T94">yp </text:span><text:span text:style-name="User_20_Entry"><text:span text:style-name="T244">menu</text:span></text:span><text:span text:style-name="T96"> </text:span><text:span text:style-name="T97">e</text:span><text:span text:style-name="T76">n </text:span><text:span text:style-name="T77">k</text:span><text:span text:style-name="T76">lik op het </text:span><text:span text:style-name="Strong_20_Emphasis"><text:span text:style-name="T245">KZ</text:span></text:span><text:span text:style-name="Strong_20_Emphasis"><text:span text:style-name="T98"> </text:span></text:span><text:span text:style-name="Strong_20_Emphasis"><text:span text:style-name="T99">Installatiemenu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100"><text:note text:id="ftn13" text:note-class="footnote"><text:note-citation>3</text:note-citation><text:note-body><text:p text:style-name="P34">Op LXDE volg Menu &gt; H<text:span text:style-name="T101">u</text:span>lpmiddelen &gt; KZ Installatiemenu.</text:p></text:note-body></text:note>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6" office:value-type="string">
            <text:p text:style-name="P100"><text:span text:style-name="T102">Selecteer</text:span><text:span text:style-name="T227"> </text:span><text:span text:style-name="Strong_20_Emphasis"><text:span text:style-name="T228">4</text:span></text:span><text:span text:style-name="T229"> </text:span><text:span text:style-name="T246">Gebruiker inrichten</text:span><text:span text:style-name="T106">.</text:span></text:p>
          </table:table-cell>
        </table:table-row>
        <table:table-row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A1" office:value-type="string">
            <text:p text:style-name="P99"/>
          </table:table-cell>
          <table:table-cell table:style-name="Tabel2.D7" office:value-type="string">
            <text:p text:style-name="P101"><text:span text:style-name="T91">V</text:span><text:span text:style-name="T92">olg </text:span><text:span text:style-name="T58">de aanwijzingen op het scherm.</text:span></text:p>
          </table:table-cell>
        </table:table-row>
      </table:table>
      <text:p text:style-name="P102"/>
      <text:p text:style-name="P103"/>
      <text:p text:style-name="P104"><text:span text:style-name="T247">E</text:span><text:span text:style-name="T248">inde c</text:span><text:span text:style-name="T249">hecklist, </text:span><text:span text:style-name="T250">d</text:span><text:span text:style-name="T249">e</text:span><text:span text:style-name="T251"> installatie van </text:span><text:span text:style-name="T251"><text:user-field-get text:name="Distro">Debian</text:user-field-get></text:span><text:span text:style-name="T119"><text:s/></text:span><text:span text:style-name="T120">Des</text:span><text:span text:style-name="T252">k</text:span><text:span text:style-name="T120">top</text:span><text:span text:style-name="T121"> </text:span><text:span text:style-name="T251">is voltooid.</text:span></text:p>
      <text:p text:style-name="P105"/>
      <text:list text:style-name="L2">
        <text:list-header>
          <text:p text:style-name="P106"><text:span text:style-name="T253">Geschreven door </text:span><text:a xlink:type="simple" xlink:href="mailto:info@karelzimmer.nl?subject=Checklist%20installatie%20Linux" text:style-name="Internet_20_link" text:visited-style-name="Visited_20_Internet_20_Link"><text:span text:style-name="T254">Karel Zimmer</text:span></text:a><text:span text:style-name="T255">.</text:span></text:p>
          <text:p text:style-name="P107"><text:span text:style-name="T256">Licentie </text:span><text:span text:style-name="T255">C</text:span><text:span text:style-name="T257">C0</text:span><text:span text:style-name="T255"> 1.0 </text:span><text:span text:style-name="T25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8"><text:s/></text:span><text:span text:style-name="T25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6-01-12T13:55:45.678868470">12-01-2026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13:55:45.596914764</dc:date>
    <meta:keyword>Installatie</meta:keyword>
    <meta:keyword>Checklist</meta:keyword>
    <meta:keyword>Linux</meta:keyword>
    <meta:editing-cycles>7172</meta:editing-cycles>
    <meta:editing-duration>P13DT4H42M49S</meta:editing-duration>
    <meta:print-date>2025-02-26T16:34:17.960837243</meta:print-date>
    <dc:creator>Karel Zimmer</dc:creator>
    <meta:document-statistic meta:table-count="4" meta:image-count="2" meta:object-count="0" meta:page-count="4" meta:paragraph-count="99" meta:word-count="594" meta:character-count="3960" meta:non-whitespace-character-count="3440"/>
    <meta:user-defined meta:name="Info 1"/>
    <meta:user-defined meta:name="Info 2"/>
    <meta:user-defined meta:name="Info 3"/>
    <meta:user-defined meta:name="Info 4"/>
  </office:meta>
</office:document-meta>
</file>